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bravoplus_jan29_feb11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2"/>
        <table:table-column table:style-name="co4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0.9711" calcext:value-type="float">
            <text:p>570.9711</text:p>
          </table:table-cell>
          <table:table-cell office:value-type="float" office:value="294.76147" calcext:value-type="float">
            <text:p>294.76147</text:p>
          </table:table-cell>
          <table:table-cell office:value-type="float" office:value="42036.547" calcext:value-type="float">
            <text:p>42036.547</text:p>
          </table:table-cell>
          <table:table-cell office:value-type="float" office:value="159.7499" calcext:value-type="float">
            <text:p>159.75</text:p>
          </table:table-cell>
          <table:table-cell office:value-type="float" office:value="7416076500000000" calcext:value-type="float">
            <text:p>7.416E+15</text:p>
          </table:table-cell>
          <table:table-cell office:value-type="float" office:value="205.02817" calcext:value-type="float">
            <text:p>205.03</text:p>
          </table:table-cell>
          <table:table-cell office:value-type="float" office:value="0.531190454959869" calcext:value-type="float">
            <text:p>0.53119045495986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5.3799" calcext:value-type="float">
            <text:p>265.3799</text:p>
          </table:table-cell>
          <table:table-cell office:value-type="float" office:value="303.19467" calcext:value-type="float">
            <text:p>303.19467</text:p>
          </table:table-cell>
          <table:table-cell office:value-type="float" office:value="90374.43" calcext:value-type="float">
            <text:p>90374.43</text:p>
          </table:table-cell>
          <table:table-cell office:value-type="float" office:value="219.63603" calcext:value-type="float">
            <text:p>219.64</text:p>
          </table:table-cell>
          <table:table-cell office:value-type="float" office:value="2.6058223E+017" calcext:value-type="float">
            <text:p>2.606E+17</text:p>
          </table:table-cell>
          <table:table-cell office:value-type="float" office:value="300.6234" calcext:value-type="float">
            <text:p>300.62</text:p>
          </table:table-cell>
          <table:table-cell office:value-type="float" office:value="0.0265308022499085" calcext:value-type="float">
            <text:p>0.02653080224990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14.2405" calcext:value-type="float">
            <text:p>814.2405</text:p>
          </table:table-cell>
          <table:table-cell office:value-type="float" office:value="369.27686" calcext:value-type="float">
            <text:p>369.27686</text:p>
          </table:table-cell>
          <table:table-cell office:value-type="float" office:value="78305.76" calcext:value-type="float">
            <text:p>78305.76</text:p>
          </table:table-cell>
          <table:table-cell office:value-type="float" office:value="220.54137" calcext:value-type="float">
            <text:p>220.54</text:p>
          </table:table-cell>
          <table:table-cell office:value-type="float" office:value="5.3337653E+016" calcext:value-type="float">
            <text:p>5.334E+16</text:p>
          </table:table-cell>
          <table:table-cell office:value-type="float" office:value="279.83167" calcext:value-type="float">
            <text:p>279.83</text:p>
          </table:table-cell>
          <table:table-cell office:value-type="float" office:value="0.43047446012497" calcext:value-type="float">
            <text:p>0.4304744601249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81.59076" calcext:value-type="float">
            <text:p>681.59076</text:p>
          </table:table-cell>
          <table:table-cell office:value-type="float" office:value="357.56073" calcext:value-type="float">
            <text:p>357.56073</text:p>
          </table:table-cell>
          <table:table-cell office:value-type="float" office:value="38116.457" calcext:value-type="float">
            <text:p>38116.457</text:p>
          </table:table-cell>
          <table:table-cell office:value-type="float" office:value="143.40228" calcext:value-type="float">
            <text:p>143.40</text:p>
          </table:table-cell>
          <table:table-cell office:value-type="float" office:value="2054952500000000" calcext:value-type="float">
            <text:p>2.055E+15</text:p>
          </table:table-cell>
          <table:table-cell office:value-type="float" office:value="195.23436" calcext:value-type="float">
            <text:p>195.23</text:p>
          </table:table-cell>
          <table:table-cell office:value-type="float" office:value="0.703445672988892" calcext:value-type="float">
            <text:p>0.70344567298889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6.20615" calcext:value-type="float">
            <text:p>256.20615</text:p>
          </table:table-cell>
          <table:table-cell office:value-type="float" office:value="161.10178" calcext:value-type="float">
            <text:p>161.10178</text:p>
          </table:table-cell>
          <table:table-cell office:value-type="float" office:value="11244.656" calcext:value-type="float">
            <text:p>11244.656</text:p>
          </table:table-cell>
          <table:table-cell office:value-type="float" office:value="79.294716" calcext:value-type="float">
            <text:p>79.29</text:p>
          </table:table-cell>
          <table:table-cell office:value-type="float" office:value="1.8002712E+016" calcext:value-type="float">
            <text:p>1.800E+16</text:p>
          </table:table-cell>
          <table:table-cell office:value-type="float" office:value="106.040825" calcext:value-type="float">
            <text:p>106.04</text:p>
          </table:table-cell>
          <table:table-cell office:value-type="float" office:value="0.571171164512634" calcext:value-type="float">
            <text:p>0.57117116451263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36.924" calcext:value-type="float">
            <text:p>1336.924</text:p>
          </table:table-cell>
          <table:table-cell office:value-type="float" office:value="803.45447" calcext:value-type="float">
            <text:p>803.45447</text:p>
          </table:table-cell>
          <table:table-cell office:value-type="float" office:value="136934.73" calcext:value-type="float">
            <text:p>136934.73</text:p>
          </table:table-cell>
          <table:table-cell office:value-type="float" office:value="281.1612" calcext:value-type="float">
            <text:p>281.16</text:p>
          </table:table-cell>
          <table:table-cell office:value-type="float" office:value="1.0853941E+017" calcext:value-type="float">
            <text:p>1.085E+17</text:p>
          </table:table-cell>
          <table:table-cell office:value-type="float" office:value="370.04694" calcext:value-type="float">
            <text:p>370.05</text:p>
          </table:table-cell>
          <table:table-cell office:value-type="float" office:value="0.794191956520081" calcext:value-type="float">
            <text:p>0.79419195652008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40.0085" calcext:value-type="float">
            <text:p>2140.0085</text:p>
          </table:table-cell>
          <table:table-cell office:value-type="float" office:value="1196.348" calcext:value-type="float">
            <text:p>1196.348</text:p>
          </table:table-cell>
          <table:table-cell office:value-type="float" office:value="190172.38" calcext:value-type="float">
            <text:p>190172.38</text:p>
          </table:table-cell>
          <table:table-cell office:value-type="float" office:value="353.99106" calcext:value-type="float">
            <text:p>353.99</text:p>
          </table:table-cell>
          <table:table-cell office:value-type="float" office:value="670672200000000" calcext:value-type="float">
            <text:p>6.707E+14</text:p>
          </table:table-cell>
          <table:table-cell office:value-type="float" office:value="436.0876" calcext:value-type="float">
            <text:p>436.09</text:p>
          </table:table-cell>
          <table:table-cell office:value-type="float" office:value="0.870824575424194" calcext:value-type="float">
            <text:p>0.87082457542419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04.2895" calcext:value-type="float">
            <text:p>1004.2895</text:p>
          </table:table-cell>
          <table:table-cell office:value-type="float" office:value="485.74057" calcext:value-type="float">
            <text:p>485.74057</text:p>
          </table:table-cell>
          <table:table-cell office:value-type="float" office:value="61672.54" calcext:value-type="float">
            <text:p>61672.54</text:p>
          </table:table-cell>
          <table:table-cell office:value-type="float" office:value="190.64691" calcext:value-type="float">
            <text:p>190.65</text:p>
          </table:table-cell>
          <table:table-cell office:value-type="float" office:value="2243490500000000" calcext:value-type="float">
            <text:p>2.243E+15</text:p>
          </table:table-cell>
          <table:table-cell office:value-type="float" office:value="248.33957" calcext:value-type="float">
            <text:p>248.34</text:p>
          </table:table-cell>
          <table:table-cell office:value-type="float" office:value="0.747001826763153" calcext:value-type="float">
            <text:p>0.74700182676315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94.6537" calcext:value-type="float">
            <text:p>1694.6537</text:p>
          </table:table-cell>
          <table:table-cell office:value-type="float" office:value="796.64056" calcext:value-type="float">
            <text:p>796.64056</text:p>
          </table:table-cell>
          <table:table-cell office:value-type="float" office:value="145454.61" calcext:value-type="float">
            <text:p>145454.61</text:p>
          </table:table-cell>
          <table:table-cell office:value-type="float" office:value="300.30023" calcext:value-type="float">
            <text:p>300.30</text:p>
          </table:table-cell>
          <table:table-cell office:value-type="float" office:value="4.1586377E+016" calcext:value-type="float">
            <text:p>4.159E+16</text:p>
          </table:table-cell>
          <table:table-cell office:value-type="float" office:value="381.38513" calcext:value-type="float">
            <text:p>381.39</text:p>
          </table:table-cell>
          <table:table-cell office:value-type="float" office:value="0.776448130607605" calcext:value-type="float">
            <text:p>0.77644813060760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28.3558" calcext:value-type="float">
            <text:p>1128.3558</text:p>
          </table:table-cell>
          <table:table-cell office:value-type="float" office:value="584.12195" calcext:value-type="float">
            <text:p>584.12195</text:p>
          </table:table-cell>
          <table:table-cell office:value-type="float" office:value="102010.1" calcext:value-type="float">
            <text:p>102010.1</text:p>
          </table:table-cell>
          <table:table-cell office:value-type="float" office:value="234.99669" calcext:value-type="float">
            <text:p>235.00</text:p>
          </table:table-cell>
          <table:table-cell office:value-type="float" office:value="7201935000000000" calcext:value-type="float">
            <text:p>7.202E+15</text:p>
          </table:table-cell>
          <table:table-cell office:value-type="float" office:value="319.3902" calcext:value-type="float">
            <text:p>319.39</text:p>
          </table:table-cell>
          <table:table-cell office:value-type="float" office:value="0.701377749443054" calcext:value-type="float">
            <text:p>0.70137774944305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22.9302" calcext:value-type="float">
            <text:p>1322.9302</text:p>
          </table:table-cell>
          <table:table-cell office:value-type="float" office:value="716.7942" calcext:value-type="float">
            <text:p>716.7942</text:p>
          </table:table-cell>
          <table:table-cell office:value-type="float" office:value="121612.664" calcext:value-type="float">
            <text:p>121612.664</text:p>
          </table:table-cell>
          <table:table-cell office:value-type="float" office:value="275.58206" calcext:value-type="float">
            <text:p>275.58</text:p>
          </table:table-cell>
          <table:table-cell office:value-type="float" office:value="1.4365242E+017" calcext:value-type="float">
            <text:p>1.437E+17</text:p>
          </table:table-cell>
          <table:table-cell office:value-type="float" office:value="348.73007" calcext:value-type="float">
            <text:p>348.73</text:p>
          </table:table-cell>
          <table:table-cell office:value-type="float" office:value="0.766247153282166" calcext:value-type="float">
            <text:p>0.76624715328216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111.2839" calcext:value-type="float">
            <text:p>1111.2839</text:p>
          </table:table-cell>
          <table:table-cell office:value-type="float" office:value="441.72824" calcext:value-type="float">
            <text:p>441.72824</text:p>
          </table:table-cell>
          <table:table-cell office:value-type="float" office:value="109179.875" calcext:value-type="float">
            <text:p>109179.875</text:p>
          </table:table-cell>
          <table:table-cell office:value-type="float" office:value="250.17522" calcext:value-type="float">
            <text:p>250.18</text:p>
          </table:table-cell>
          <table:table-cell office:value-type="float" office:value="2362304200000000" calcext:value-type="float">
            <text:p>2.362E+15</text:p>
          </table:table-cell>
          <table:table-cell office:value-type="float" office:value="330.42377" calcext:value-type="float">
            <text:p>330.42</text:p>
          </table:table-cell>
          <table:table-cell office:value-type="float" office:value="0.44785737991333" calcext:value-type="float">
            <text:p>0.4478573799133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175.6112" calcext:value-type="float">
            <text:p>1175.6112</text:p>
          </table:table-cell>
          <table:table-cell office:value-type="float" office:value="542.1694" calcext:value-type="float">
            <text:p>542.1694</text:p>
          </table:table-cell>
          <table:table-cell office:value-type="float" office:value="155901.25" calcext:value-type="float">
            <text:p>155901.25</text:p>
          </table:table-cell>
          <table:table-cell office:value-type="float" office:value="301.5268" calcext:value-type="float">
            <text:p>301.53</text:p>
          </table:table-cell>
          <table:table-cell office:value-type="float" office:value="1.6888208E+016" calcext:value-type="float">
            <text:p>1.689E+16</text:p>
          </table:table-cell>
          <table:table-cell office:value-type="float" office:value="394.84332" calcext:value-type="float">
            <text:p>394.84</text:p>
          </table:table-cell>
          <table:table-cell office:value-type="float" office:value="0.470805823802948" calcext:value-type="float">
            <text:p>0.47080582380294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49.6327" calcext:value-type="float">
            <text:p>1849.6327</text:p>
          </table:table-cell>
          <table:table-cell office:value-type="float" office:value="701.97485" calcext:value-type="float">
            <text:p>701.97485</text:p>
          </table:table-cell>
          <table:table-cell office:value-type="float" office:value="154794.84" calcext:value-type="float">
            <text:p>154794.84</text:p>
          </table:table-cell>
          <table:table-cell office:value-type="float" office:value="304.17148" calcext:value-type="float">
            <text:p>304.17</text:p>
          </table:table-cell>
          <table:table-cell office:value-type="float" office:value="2.1495525E+016" calcext:value-type="float">
            <text:p>2.150E+16</text:p>
          </table:table-cell>
          <table:table-cell office:value-type="float" office:value="393.43976" calcext:value-type="float">
            <text:p>393.44</text:p>
          </table:table-cell>
          <table:table-cell office:value-type="float" office:value="0.686301708221435" calcext:value-type="float">
            <text:p>0.6863017082214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float" office:value="1096.5769" calcext:value-type="float">
            <text:p>1096.5769</text:p>
          </table:table-cell>
          <table:table-cell office:value-type="float" office:value="553.91907" calcext:value-type="float">
            <text:p>553.91907</text:p>
          </table:table-cell>
          <table:table-cell office:value-type="float" office:value="102700.77" calcext:value-type="float">
            <text:p>102700.77</text:p>
          </table:table-cell>
          <table:table-cell office:value-type="float" office:value="236.79826" calcext:value-type="float">
            <text:p>236.80</text:p>
          </table:table-cell>
          <table:table-cell office:value-type="float" office:value="4.9002424E+016" calcext:value-type="float">
            <text:p>4.900E+16</text:p>
          </table:table-cell>
          <table:table-cell office:value-type="float" office:value="307.81747" calcext:value-type="float">
            <text:p>307.82</text:p>
          </table:table-cell>
          <table:table-cell office:value-type="float" office:value="0.608847775629589" calcext:value-type="float">
            <text:p>0.6088477756295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 Deviation</text:p>
          </table:table-cell>
          <table:table-cell office:value-type="float" office:value="538.77045" calcext:value-type="float">
            <text:p>538.77045</text:p>
          </table:table-cell>
          <table:table-cell office:value-type="float" office:value="261.53543" calcext:value-type="float">
            <text:p>261.53543</text:p>
          </table:table-cell>
          <table:table-cell office:value-type="float" office:value="50171.996" calcext:value-type="float">
            <text:p>50171.996</text:p>
          </table:table-cell>
          <table:table-cell office:value-type="float" office:value="71.86566" calcext:value-type="float">
            <text:p>71.87</text:p>
          </table:table-cell>
          <table:table-cell office:value-type="float" office:value="7.194762E+016" calcext:value-type="float">
            <text:p>7.195E+16</text:p>
          </table:table-cell>
          <table:table-cell office:value-type="float" office:value="89.158134" calcext:value-type="float">
            <text:p>89.16</text:p>
          </table:table-cell>
          <table:table-cell office:value-type="float" office:value="0.210743367202534" calcext:value-type="float">
            <text:p>0.21074336720253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4:32:23.219419329</dc:date>
    <meta:editing-duration>PT43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